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year</text:p>
          </table:table-cell>
          <table:table-cell office:value-type="string">
            <text:p>N2.mean.sqmeter</text:p>
          </table:table-cell>
          <table:table-cell office:value-type="string">
            <text:p>N2.sem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float" office:value="55">
            <text:p>55</text:p>
          </table:table-cell>
          <table:table-cell office:value-type="float" office:value="14.7761068395343">
            <text:p>14,7761068395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float" office:value="201.666666666667">
            <text:p>201,6666666667</text:p>
          </table:table-cell>
          <table:table-cell office:value-type="float" office:value="31.349286718804">
            <text:p>31,3492867188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4">
            <text:p>1994</text:p>
          </table:table-cell>
          <table:table-cell office:value-type="float" office:value="776.666666666667">
            <text:p>776,6666666667</text:p>
          </table:table-cell>
          <table:table-cell office:value-type="float" office:value="129.914501799367">
            <text:p>129,9145017994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5">
            <text:p>1995</text:p>
          </table:table-cell>
          <table:table-cell office:value-type="float" office:value="473.333333333333">
            <text:p>473,3333333333</text:p>
          </table:table-cell>
          <table:table-cell office:value-type="float" office:value="44.8454134902457">
            <text:p>44,8454134902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6">
            <text:p>1996</text:p>
          </table:table-cell>
          <table:table-cell office:value-type="float" office:value="336.666666666667">
            <text:p>336,6666666667</text:p>
          </table:table-cell>
          <table:table-cell office:value-type="float" office:value="29.0593262902712">
            <text:p>29,059326290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7">
            <text:p>1997</text:p>
          </table:table-cell>
          <table:table-cell office:value-type="float" office:value="213.333333333333">
            <text:p>213,3333333333</text:p>
          </table:table-cell>
          <table:table-cell office:value-type="float" office:value="14.5296631451356">
            <text:p>14,5296631451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8">
            <text:p>1998</text:p>
          </table:table-cell>
          <table:table-cell office:value-type="float" office:value="750">
            <text:p>750</text:p>
          </table:table-cell>
          <table:table-cell office:value-type="float" office:value="15.2752523165195">
            <text:p>15,2752523165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1999">
            <text:p>1999</text:p>
          </table:table-cell>
          <table:table-cell office:value-type="float" office:value="2073.33333333333">
            <text:p>2073,3333333333</text:p>
          </table:table-cell>
          <table:table-cell office:value-type="float" office:value="633.333333333333">
            <text:p>633,33333333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0">
            <text:p>2000</text:p>
          </table:table-cell>
          <table:table-cell office:value-type="float" office:value="1913.33333333333">
            <text:p>1913,3333333333</text:p>
          </table:table-cell>
          <table:table-cell office:value-type="float" office:value="86.4741451404856">
            <text:p>86,4741451405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1">
            <text:p>2001</text:p>
          </table:table-cell>
          <table:table-cell office:value-type="float" office:value="2606.66666666667">
            <text:p>2606,6666666667</text:p>
          </table:table-cell>
          <table:table-cell office:value-type="float" office:value="139.562809436389">
            <text:p>139,5628094364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2">
            <text:p>2002</text:p>
          </table:table-cell>
          <table:table-cell office:value-type="float" office:value="1916.66666666667">
            <text:p>1916,6666666667</text:p>
          </table:table-cell>
          <table:table-cell office:value-type="float" office:value="208.99229119223">
            <text:p>208,9922911922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3">
            <text:p>2003</text:p>
          </table:table-cell>
          <table:table-cell office:value-type="float" office:value="2220">
            <text:p>2220</text:p>
          </table:table-cell>
          <table:table-cell office:value-type="float" office:value="235.442845152137">
            <text:p>235,4428451521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4">
            <text:p>2004</text:p>
          </table:table-cell>
          <table:table-cell office:value-type="float" office:value="3330">
            <text:p>3330</text:p>
          </table:table-cell>
          <table:table-cell office:value-type="float" office:value="315.013227235514">
            <text:p>315,0132272355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5">
            <text:p>2005</text:p>
          </table:table-cell>
          <table:table-cell office:value-type="float" office:value="1623.33333333333">
            <text:p>1623,3333333333</text:p>
          </table:table-cell>
          <table:table-cell office:value-type="float" office:value="161.795481326821">
            <text:p>161,7954813268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6">
            <text:p>2006</text:p>
          </table:table-cell>
          <table:table-cell office:value-type="float" office:value="993.333333333333">
            <text:p>993,3333333333</text:p>
          </table:table-cell>
          <table:table-cell office:value-type="float" office:value="131.318104023948">
            <text:p>131,3181040239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float" office:value="2546.66666666667">
            <text:p>2546,6666666667</text:p>
          </table:table-cell>
          <table:table-cell office:value-type="float" office:value="341.812976803268">
            <text:p>341,812976803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8">
            <text:p>2008</text:p>
          </table:table-cell>
          <table:table-cell office:value-type="float" office:value="1683.33333333333">
            <text:p>1683,3333333333</text:p>
          </table:table-cell>
          <table:table-cell office:value-type="float" office:value="343.527453213147">
            <text:p>343,5274532131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09">
            <text:p>2009</text:p>
          </table:table-cell>
          <table:table-cell office:value-type="float" office:value="1860">
            <text:p>1860</text:p>
          </table:table-cell>
          <table:table-cell office:value-type="float" office:value="146.401275039985">
            <text:p>146,40127504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0">
            <text:p>2010</text:p>
          </table:table-cell>
          <table:table-cell office:value-type="float" office:value="2056.66666666667">
            <text:p>2056,6666666667</text:p>
          </table:table-cell>
          <table:table-cell office:value-type="float" office:value="231.540733157497">
            <text:p>231,5407331575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float" office:value="1636.66666666667">
            <text:p>1636,6666666667</text:p>
          </table:table-cell>
          <table:table-cell office:value-type="float" office:value="60.2310366653088">
            <text:p>60,2310366653</text:p>
          </table:table-cell>
        </table:table-row>
        <table:table-row table:style-name="ro1">
          <table:table-cell office:value-type="string">
            <text:p>Estuary</text:p>
          </table:table-cell>
          <table:table-cell office:value-type="float" office:value="2012">
            <text:p>2012</text:p>
          </table:table-cell>
          <table:table-cell office:value-type="float" office:value="1170">
            <text:p>1170</text:p>
          </table:table-cell>
          <table:table-cell office:value-type="float" office:value="23.094010767585">
            <text:p>23,0940107676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7">
            <text:p>1987</text:p>
          </table:table-cell>
          <table:table-cell office:value-type="float" office:value="5.58333333333333">
            <text:p>5,5833333333</text:p>
          </table:table-cell>
          <table:table-cell office:value-type="float" office:value="1.69427884602293">
            <text:p>1,694278846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8">
            <text:p>1988</text:p>
          </table:table-cell>
          <table:table-cell office:value-type="float" office:value="3.08333333333333">
            <text:p>3,0833333333</text:p>
          </table:table-cell>
          <table:table-cell office:value-type="float" office:value="1.08333333333333">
            <text:p>1,0833333333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89">
            <text:p>1989</text:p>
          </table:table-cell>
          <table:table-cell office:value-type="float" office:value="4.41666666666667">
            <text:p>4,4166666667</text:p>
          </table:table-cell>
          <table:table-cell office:value-type="float" office:value="1.29368122468834">
            <text:p>1,2936812247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0">
            <text:p>1990</text:p>
          </table:table-cell>
          <table:table-cell office:value-type="float" office:value="2.66666666666667">
            <text:p>2,6666666667</text:p>
          </table:table-cell>
          <table:table-cell office:value-type="float" office:value="0.689019212175883">
            <text:p>0,6890192122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1">
            <text:p>1991</text:p>
          </table:table-cell>
          <table:table-cell office:value-type="float" office:value="7.16666666666667">
            <text:p>7,1666666667</text:p>
          </table:table-cell>
          <table:table-cell office:value-type="float" office:value="2.38630351054606">
            <text:p>2,3863035105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2">
            <text:p>1992</text:p>
          </table:table-cell>
          <table:table-cell office:value-type="float" office:value="4.08333333333333">
            <text:p>4,0833333333</text:p>
          </table:table-cell>
          <table:table-cell office:value-type="float" office:value="0.83899591263256">
            <text:p>0,8389959126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3">
            <text:p>1993</text:p>
          </table:table-cell>
          <table:table-cell office:value-type="float" office:value="10.9166666666667">
            <text:p>10,9166666667</text:p>
          </table:table-cell>
          <table:table-cell office:value-type="float" office:value="3.45196108806796">
            <text:p>3,4519610881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4">
            <text:p>1994</text:p>
          </table:table-cell>
          <table:table-cell office:value-type="float" office:value="10.6041666666667">
            <text:p>10,6041666667</text:p>
          </table:table-cell>
          <table:table-cell office:value-type="float" office:value="2.44956287329026">
            <text:p>2,4495628733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5">
            <text:p>1995</text:p>
          </table:table-cell>
          <table:table-cell office:value-type="float" office:value="22.5875">
            <text:p>22,5875</text:p>
          </table:table-cell>
          <table:table-cell office:value-type="float" office:value="6.50855824990637">
            <text:p>6,5085582499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6">
            <text:p>1996</text:p>
          </table:table-cell>
          <table:table-cell office:value-type="float" office:value="12.3583333333333">
            <text:p>12,3583333333</text:p>
          </table:table-cell>
          <table:table-cell office:value-type="float" office:value="0.870710988941007">
            <text:p>0,8707109889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7">
            <text:p>1997</text:p>
          </table:table-cell>
          <table:table-cell office:value-type="float" office:value="42.3833333333333">
            <text:p>42,3833333333</text:p>
          </table:table-cell>
          <table:table-cell office:value-type="float" office:value="7.2779902043175">
            <text:p>7,2779902043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8">
            <text:p>1998</text:p>
          </table:table-cell>
          <table:table-cell office:value-type="float" office:value="165.020833333333">
            <text:p>165,0208333333</text:p>
          </table:table-cell>
          <table:table-cell office:value-type="float" office:value="39.986779755813">
            <text:p>39,9867797558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1999">
            <text:p>1999</text:p>
          </table:table-cell>
          <table:table-cell office:value-type="float" office:value="50.353125">
            <text:p>50,353125</text:p>
          </table:table-cell>
          <table:table-cell office:value-type="float" office:value="22.8407772090974">
            <text:p>22,8407772091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0">
            <text:p>2000</text:p>
          </table:table-cell>
          <table:table-cell office:value-type="float" office:value="14.4645833333333">
            <text:p>14,4645833333</text:p>
          </table:table-cell>
          <table:table-cell office:value-type="float" office:value="4.56326336117515">
            <text:p>4,5632633612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1">
            <text:p>2001</text:p>
          </table:table-cell>
          <table:table-cell office:value-type="float" office:value="45.5291666666667">
            <text:p>45,5291666667</text:p>
          </table:table-cell>
          <table:table-cell office:value-type="float" office:value="9.41347349654749">
            <text:p>9,4134734965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2">
            <text:p>2002</text:p>
          </table:table-cell>
          <table:table-cell office:value-type="float" office:value="60.4333333333333">
            <text:p>60,4333333333</text:p>
          </table:table-cell>
          <table:table-cell office:value-type="float" office:value="12.3964160163535">
            <text:p>12,3964160164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3">
            <text:p>2003</text:p>
          </table:table-cell>
          <table:table-cell office:value-type="float" office:value="49.2104166666667">
            <text:p>49,2104166667</text:p>
          </table:table-cell>
          <table:table-cell office:value-type="float" office:value="9.68432301685684">
            <text:p>9,6843230169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4">
            <text:p>2004</text:p>
          </table:table-cell>
          <table:table-cell office:value-type="float" office:value="40.7833333333333">
            <text:p>40,7833333333</text:p>
          </table:table-cell>
          <table:table-cell office:value-type="float" office:value="14.6683301183058">
            <text:p>14,6683301183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5">
            <text:p>2005</text:p>
          </table:table-cell>
          <table:table-cell office:value-type="float" office:value="32.8291666666667">
            <text:p>32,8291666667</text:p>
          </table:table-cell>
          <table:table-cell office:value-type="float" office:value="5.55874774135508">
            <text:p>5,5587477414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6">
            <text:p>2006</text:p>
          </table:table-cell>
          <table:table-cell office:value-type="float" office:value="16.375">
            <text:p>16,375</text:p>
          </table:table-cell>
          <table:table-cell office:value-type="float" office:value="2.5812571079952">
            <text:p>2,581257108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7">
            <text:p>2007</text:p>
          </table:table-cell>
          <table:table-cell office:value-type="float" office:value="24.2958333333333">
            <text:p>24,2958333333</text:p>
          </table:table-cell>
          <table:table-cell office:value-type="float" office:value="4.4387955144033">
            <text:p>4,4387955144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8">
            <text:p>2008</text:p>
          </table:table-cell>
          <table:table-cell office:value-type="float" office:value="17.91875">
            <text:p>17,91875</text:p>
          </table:table-cell>
          <table:table-cell office:value-type="float" office:value="7.12111212705827">
            <text:p>7,1211121271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09">
            <text:p>2009</text:p>
          </table:table-cell>
          <table:table-cell office:value-type="float" office:value="90.8458333333333">
            <text:p>90,8458333333</text:p>
          </table:table-cell>
          <table:table-cell office:value-type="float" office:value="19.4016963764861">
            <text:p>19,4016963765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0">
            <text:p>2010</text:p>
          </table:table-cell>
          <table:table-cell office:value-type="float" office:value="25.2479166666667">
            <text:p>25,2479166667</text:p>
          </table:table-cell>
          <table:table-cell office:value-type="float" office:value="6.24625680205733">
            <text:p>6,2462568021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1">
            <text:p>2011</text:p>
          </table:table-cell>
          <table:table-cell office:value-type="float" office:value="33.675">
            <text:p>33,675</text:p>
          </table:table-cell>
          <table:table-cell office:value-type="float" office:value="7.06727279061518">
            <text:p>7,0672727906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2">
            <text:p>2012</text:p>
          </table:table-cell>
          <table:table-cell office:value-type="float" office:value="24.0895833333333">
            <text:p>24,0895833333</text:p>
          </table:table-cell>
          <table:table-cell office:value-type="float" office:value="5.16610315078205">
            <text:p>5,1661031508</text:p>
          </table:table-cell>
        </table:table-row>
        <table:table-row table:style-name="ro1">
          <table:table-cell office:value-type="string">
            <text:p>Medvezhya</text:p>
          </table:table-cell>
          <table:table-cell office:value-type="float" office:value="2013">
            <text:p>2013</text:p>
          </table:table-cell>
          <table:table-cell office:value-type="float" office:value="18.1520833333333">
            <text:p>18,1520833333</text:p>
          </table:table-cell>
          <table:table-cell office:value-type="float" office:value="6.86830146006554">
            <text:p>6,8683014601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7">
            <text:p>1987</text:p>
          </table:table-cell>
          <table:table-cell office:value-type="float" office:value="3.33333333333333">
            <text:p>3,3333333333</text:p>
          </table:table-cell>
          <table:table-cell office:value-type="float" office:value="0.864566219253764">
            <text:p>0,8645662193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8">
            <text:p>1988</text:p>
          </table:table-cell>
          <table:table-cell office:value-type="float" office:value="5.11111111111111">
            <text:p>5,1111111111</text:p>
          </table:table-cell>
          <table:table-cell office:value-type="float" office:value="3.0159043440311">
            <text:p>3,015904344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89">
            <text:p>1989</text:p>
          </table:table-cell>
          <table:table-cell office:value-type="float" office:value="3.33333333333333">
            <text:p>3,3333333333</text:p>
          </table:table-cell>
          <table:table-cell office:value-type="float" office:value="0.666666666666667">
            <text:p>0,6666666667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0">
            <text:p>1990</text:p>
          </table:table-cell>
          <table:table-cell office:value-type="float" office:value="5.41666666666667">
            <text:p>5,4166666667</text:p>
          </table:table-cell>
          <table:table-cell office:value-type="float" office:value="1.3053406227549">
            <text:p>1,3053406228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1">
            <text:p>1991</text:p>
          </table:table-cell>
          <table:table-cell office:value-type="float" office:value="6.41666666666667">
            <text:p>6,4166666667</text:p>
          </table:table-cell>
          <table:table-cell office:value-type="float" office:value="1.36769178109719">
            <text:p>1,3676917811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2">
            <text:p>1992</text:p>
          </table:table-cell>
          <table:table-cell office:value-type="float" office:value="9.41666666666667">
            <text:p>9,4166666667</text:p>
          </table:table-cell>
          <table:table-cell office:value-type="float" office:value="2.31090410397701">
            <text:p>2,310904104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3">
            <text:p>1993</text:p>
          </table:table-cell>
          <table:table-cell office:value-type="float" office:value="15.25">
            <text:p>15,25</text:p>
          </table:table-cell>
          <table:table-cell office:value-type="float" office:value="4.23392682549384">
            <text:p>4,2339268255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4">
            <text:p>1994</text:p>
          </table:table-cell>
          <table:table-cell office:value-type="float" office:value="2.08333333333333">
            <text:p>2,0833333333</text:p>
          </table:table-cell>
          <table:table-cell office:value-type="float" office:value="1.82729722582703">
            <text:p>1,8272972258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5">
            <text:p>1995</text:p>
          </table:table-cell>
          <table:table-cell office:value-type="float" office:value="4.2">
            <text:p>4,2</text:p>
          </table:table-cell>
          <table:table-cell office:value-type="float" office:value="4.30031711304263">
            <text:p>4,300317113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6">
            <text:p>1996</text:p>
          </table:table-cell>
          <table:table-cell office:value-type="float" office:value="36.3625">
            <text:p>36,3625</text:p>
          </table:table-cell>
          <table:table-cell office:value-type="float" office:value="13.5902582157666">
            <text:p>13,5902582158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7">
            <text:p>1997</text:p>
          </table:table-cell>
          <table:table-cell office:value-type="float" office:value="27.5416666666667">
            <text:p>27,5416666667</text:p>
          </table:table-cell>
          <table:table-cell office:value-type="float" office:value="6.42393675123272">
            <text:p>6,4239367512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8">
            <text:p>1998</text:p>
          </table:table-cell>
          <table:table-cell office:value-type="float" office:value="60.9041666666667">
            <text:p>60,9041666667</text:p>
          </table:table-cell>
          <table:table-cell office:value-type="float" office:value="21.3412350349191">
            <text:p>21,3412350349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1999">
            <text:p>1999</text:p>
          </table:table-cell>
          <table:table-cell office:value-type="float" office:value="38.8">
            <text:p>38,8</text:p>
          </table:table-cell>
          <table:table-cell office:value-type="float" office:value="24.3513410821663">
            <text:p>24,3513410822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0">
            <text:p>2000</text:p>
          </table:table-cell>
          <table:table-cell office:value-type="float" office:value="22.61875">
            <text:p>22,61875</text:p>
          </table:table-cell>
          <table:table-cell office:value-type="float" office:value="7.00065278679695">
            <text:p>7,0006527868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1">
            <text:p>2001</text:p>
          </table:table-cell>
          <table:table-cell office:value-type="float" office:value="29.7145833333333">
            <text:p>29,7145833333</text:p>
          </table:table-cell>
          <table:table-cell office:value-type="float" office:value="11.6930690662786">
            <text:p>11,6930690663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2">
            <text:p>2002</text:p>
          </table:table-cell>
          <table:table-cell office:value-type="float" office:value="27.8041666666667">
            <text:p>27,8041666667</text:p>
          </table:table-cell>
          <table:table-cell office:value-type="float" office:value="6.65273556269688">
            <text:p>6,6527355627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3">
            <text:p>2003</text:p>
          </table:table-cell>
          <table:table-cell office:value-type="float" office:value="42.0416666666667">
            <text:p>42,0416666667</text:p>
          </table:table-cell>
          <table:table-cell office:value-type="float" office:value="14.8180250638514">
            <text:p>14,8180250639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4">
            <text:p>2004</text:p>
          </table:table-cell>
          <table:table-cell office:value-type="float" office:value="71.7083333333333">
            <text:p>71,7083333333</text:p>
          </table:table-cell>
          <table:table-cell office:value-type="float" office:value="16.0848134818988">
            <text:p>16,0848134819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5">
            <text:p>2005</text:p>
          </table:table-cell>
          <table:table-cell office:value-type="float" office:value="92.6770833333333">
            <text:p>92,6770833333</text:p>
          </table:table-cell>
          <table:table-cell office:value-type="float" office:value="27.3334934154934">
            <text:p>27,3334934155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6">
            <text:p>2006</text:p>
          </table:table-cell>
          <table:table-cell office:value-type="float" office:value="84.7770833333333">
            <text:p>84,7770833333</text:p>
          </table:table-cell>
          <table:table-cell office:value-type="float" office:value="27.6815304048096">
            <text:p>27,6815304048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7">
            <text:p>2007</text:p>
          </table:table-cell>
          <table:table-cell office:value-type="float" office:value="104.466666666667">
            <text:p>104,4666666667</text:p>
          </table:table-cell>
          <table:table-cell office:value-type="float" office:value="32.7617210018804">
            <text:p>32,7617210019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8">
            <text:p>2008</text:p>
          </table:table-cell>
          <table:table-cell office:value-type="float" office:value="39.8854166666667">
            <text:p>39,8854166667</text:p>
          </table:table-cell>
          <table:table-cell office:value-type="float" office:value="10.9874887778467">
            <text:p>10,9874887778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09">
            <text:p>2009</text:p>
          </table:table-cell>
          <table:table-cell office:value-type="float" office:value="46.4444444444444">
            <text:p>46,4444444444</text:p>
          </table:table-cell>
          <table:table-cell office:value-type="float" office:value="14.5908961210132">
            <text:p>14,590896121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0">
            <text:p>2010</text:p>
          </table:table-cell>
          <table:table-cell office:value-type="float" office:value="42.075">
            <text:p>42,075</text:p>
          </table:table-cell>
          <table:table-cell office:value-type="float" office:value="11.8894541219596">
            <text:p>11,889454122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1">
            <text:p>2011</text:p>
          </table:table-cell>
          <table:table-cell office:value-type="float" office:value="43.4729166666667">
            <text:p>43,4729166667</text:p>
          </table:table-cell>
          <table:table-cell office:value-type="float" office:value="14.4338375776876">
            <text:p>14,4338375777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2">
            <text:p>2012</text:p>
          </table:table-cell>
          <table:table-cell office:value-type="float" office:value="28.04375">
            <text:p>28,04375</text:p>
          </table:table-cell>
          <table:table-cell office:value-type="float" office:value="13.131559372843">
            <text:p>13,1315593728</text:p>
          </table:table-cell>
        </table:table-row>
        <table:table-row table:style-name="ro1">
          <table:table-cell office:value-type="string">
            <text:p>Seldyanaya</text:p>
          </table:table-cell>
          <table:table-cell office:value-type="float" office:value="2013">
            <text:p>2013</text:p>
          </table:table-cell>
          <table:table-cell office:value-type="float" office:value="10.2375">
            <text:p>10,2375</text:p>
          </table:table-cell>
          <table:table-cell office:value-type="float" office:value="2.55720998681506">
            <text:p>2,5572099868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float" office:value="501">
            <text:p>501</text:p>
          </table:table-cell>
          <table:table-cell office:value-type="float" office:value="88.6622805932714">
            <text:p>88,6622805933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float" office:value="1530">
            <text:p>1530</text:p>
          </table:table-cell>
          <table:table-cell office:value-type="float" office:value="295.008474454548">
            <text:p>295,0084744545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float" office:value="813">
            <text:p>813</text:p>
          </table:table-cell>
          <table:table-cell office:value-type="float" office:value="241.141037569303">
            <text:p>241,1410375693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float" office:value="540">
            <text:p>540</text:p>
          </table:table-cell>
          <table:table-cell office:value-type="float" office:value="168.107108713463">
            <text:p>168,1071087135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float" office:value="378">
            <text:p>378</text:p>
          </table:table-cell>
          <table:table-cell office:value-type="float" office:value="118.4229707447">
            <text:p>118,4229707447</text:p>
          </table:table-cell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float" office:value="513">
            <text:p>513</text:p>
          </table:table-cell>
          <table:table-cell office:value-type="float" office:value="90.9340420304739">
            <text:p>90,934042030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float" office:value="74.375">
            <text:p>74,375</text:p>
          </table:table-cell>
          <table:table-cell office:value-type="float" office:value="12.334194458544">
            <text:p>12,334194458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float" office:value="222.307692307692">
            <text:p>222,3076923077</text:p>
          </table:table-cell>
          <table:table-cell office:value-type="float" office:value="44.0883996335603">
            <text:p>44,0883996336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float" office:value="1197.5">
            <text:p>1197,5</text:p>
          </table:table-cell>
          <table:table-cell office:value-type="float" office:value="298.115609565596">
            <text:p>298,1156095656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float" office:value="942.5">
            <text:p>942,5</text:p>
          </table:table-cell>
          <table:table-cell office:value-type="float" office:value="324.99679485599">
            <text:p>324,996794856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float" office:value="647.5">
            <text:p>647,5</text:p>
          </table:table-cell>
          <table:table-cell office:value-type="float" office:value="267.935782107081">
            <text:p>267,9357821071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float" office:value="325">
            <text:p>325</text:p>
          </table:table-cell>
          <table:table-cell office:value-type="float" office:value="98.4462628374824">
            <text:p>98,446262837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float" office:value="1692.5">
            <text:p>1692,5</text:p>
          </table:table-cell>
          <table:table-cell office:value-type="float" office:value="387.672004835703">
            <text:p>387,6720048357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float" office:value="4752.5">
            <text:p>4752,5</text:p>
          </table:table-cell>
          <table:table-cell office:value-type="float" office:value="1114.87947779121">
            <text:p>1114,8794777912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float" office:value="3242.5">
            <text:p>3242,5</text:p>
          </table:table-cell>
          <table:table-cell office:value-type="float" office:value="1308.16904488678">
            <text:p>1308,1690448868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float" office:value="2410">
            <text:p>2410</text:p>
          </table:table-cell>
          <table:table-cell office:value-type="float" office:value="586.841829911036">
            <text:p>586,841829911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float" office:value="1560">
            <text:p>1560</text:p>
          </table:table-cell>
          <table:table-cell office:value-type="float" office:value="425.029410747068">
            <text:p>425,0294107471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float" office:value="2117.5">
            <text:p>2117,5</text:p>
          </table:table-cell>
          <table:table-cell office:value-type="float" office:value="238.864501339148">
            <text:p>238,8645013391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float" office:value="1725">
            <text:p>1725</text:p>
          </table:table-cell>
          <table:table-cell office:value-type="float" office:value="188.203226713716">
            <text:p>188,2032267137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float" office:value="1882.5">
            <text:p>1882,5</text:p>
          </table:table-cell>
          <table:table-cell office:value-type="float" office:value="495.300834510368">
            <text:p>495,3008345104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float" office:value="1380">
            <text:p>1380</text:p>
          </table:table-cell>
          <table:table-cell office:value-type="float" office:value="234.598302714158">
            <text:p>234,5983027142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float" office:value="1282.5">
            <text:p>1282,5</text:p>
          </table:table-cell>
          <table:table-cell office:value-type="float" office:value="242.631173519885">
            <text:p>242,6311735199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float" office:value="1402.5">
            <text:p>1402,5</text:p>
          </table:table-cell>
          <table:table-cell office:value-type="float" office:value="255.817539735577">
            <text:p>255,8175397356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float" office:value="1100">
            <text:p>1100</text:p>
          </table:table-cell>
          <table:table-cell office:value-type="float" office:value="303.17761570846">
            <text:p>303,177615708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float" office:value="1015">
            <text:p>1015</text:p>
          </table:table-cell>
          <table:table-cell office:value-type="float" office:value="139.552857369529">
            <text:p>139,5528573695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float" office:value="1475">
            <text:p>1475</text:p>
          </table:table-cell>
          <table:table-cell office:value-type="float" office:value="237.19477995176">
            <text:p>237,1947799518</text:p>
          </table:table-cell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float" office:value="1297.5">
            <text:p>1297,5</text:p>
          </table:table-cell>
          <table:table-cell office:value-type="float" office:value="287.702827004996">
            <text:p>287,70282700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float" office:value="251.25">
            <text:p>251,25</text:p>
          </table:table-cell>
          <table:table-cell office:value-type="float" office:value="79.2921812034453">
            <text:p>79,292181203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float" office:value="376.5">
            <text:p>376,5</text:p>
          </table:table-cell>
          <table:table-cell office:value-type="float" office:value="46.4490382881577">
            <text:p>46,4490382882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float" office:value="745.263157894737">
            <text:p>745,2631578947</text:p>
          </table:table-cell>
          <table:table-cell office:value-type="float" office:value="85.1252946513178">
            <text:p>85,1252946513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float" office:value="879.473684210526">
            <text:p>879,4736842105</text:p>
          </table:table-cell>
          <table:table-cell office:value-type="float" office:value="92.2781835424535">
            <text:p>92,278183542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float" office:value="760.5">
            <text:p>760,5</text:p>
          </table:table-cell>
          <table:table-cell office:value-type="float" office:value="81.5006457836862">
            <text:p>81,5006457837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float" office:value="748.5">
            <text:p>748,5</text:p>
          </table:table-cell>
          <table:table-cell office:value-type="float" office:value="85.3669324615494">
            <text:p>85,3669324615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float" office:value="2152.5">
            <text:p>2152,5</text:p>
          </table:table-cell>
          <table:table-cell office:value-type="float" office:value="312.162976158625">
            <text:p>312,1629761586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float" office:value="3558">
            <text:p>3558</text:p>
          </table:table-cell>
          <table:table-cell office:value-type="float" office:value="933.846206204268">
            <text:p>933,8462062043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float" office:value="2480">
            <text:p>2480</text:p>
          </table:table-cell>
          <table:table-cell office:value-type="float" office:value="282.013170918361">
            <text:p>282,0131709184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float" office:value="2120">
            <text:p>2120</text:p>
          </table:table-cell>
          <table:table-cell office:value-type="float" office:value="410.29922562132">
            <text:p>410,2992256213</text:p>
          </table:table-cell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float" office:value="2487.5">
            <text:p>2487,5</text:p>
          </table:table-cell>
          <table:table-cell office:value-type="float" office:value="409.436280978882">
            <text:p>409,4362809789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float" office:value="1256.66666666667">
            <text:p>1256,6666666667</text:p>
          </table:table-cell>
          <table:table-cell office:value-type="float" office:value="174.817365015925">
            <text:p>174,8173650159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float" office:value="1196.25">
            <text:p>1196,25</text:p>
          </table:table-cell>
          <table:table-cell office:value-type="float" office:value="212.500735292846">
            <text:p>212,5007352928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float" office:value="1758">
            <text:p>1758</text:p>
          </table:table-cell>
          <table:table-cell office:value-type="float" office:value="333.279805225922">
            <text:p>333,2798052259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float" office:value="1913.07692307692">
            <text:p>1913,0769230769</text:p>
          </table:table-cell>
          <table:table-cell office:value-type="float" office:value="575.962276871236">
            <text:p>575,9622768712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float" office:value="860">
            <text:p>860</text:p>
          </table:table-cell>
          <table:table-cell office:value-type="float" office:value="177.980737320483">
            <text:p>177,980737320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float" office:value="842.5">
            <text:p>842,5</text:p>
          </table:table-cell>
          <table:table-cell office:value-type="float" office:value="203.920383305036">
            <text:p>203,92038330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float" office:value="1412">
            <text:p>1412</text:p>
          </table:table-cell>
          <table:table-cell office:value-type="float" office:value="387.834279778656">
            <text:p>387,8342797787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float" office:value="1434">
            <text:p>1434</text:p>
          </table:table-cell>
          <table:table-cell office:value-type="float" office:value="333.430652460148">
            <text:p>333,4306524601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float" office:value="1122">
            <text:p>1122</text:p>
          </table:table-cell>
          <table:table-cell office:value-type="float" office:value="198.454024902495">
            <text:p>198,4540249025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float" office:value="682">
            <text:p>682</text:p>
          </table:table-cell>
          <table:table-cell office:value-type="float" office:value="106.508215645555">
            <text:p>106,5082156456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float" office:value="364">
            <text:p>364</text:p>
          </table:table-cell>
          <table:table-cell office:value-type="float" office:value="151.502946694587">
            <text:p>151,5029466946</text:p>
          </table:table-cell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float" office:value="142">
            <text:p>142</text:p>
          </table:table-cell>
          <table:table-cell office:value-type="float" office:value="39.1115620464625">
            <text:p>39,111562046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4">
            <text:p>1994</text:p>
          </table:table-cell>
          <table:table-cell office:value-type="float" office:value="450">
            <text:p>45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5">
            <text:p>1995</text:p>
          </table:table-cell>
          <table:table-cell office:value-type="float" office:value="490">
            <text:p>49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6">
            <text:p>1996</text:p>
          </table:table-cell>
          <table:table-cell office:value-type="float" office:value="260">
            <text:p>26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7">
            <text:p>1997</text:p>
          </table:table-cell>
          <table:table-cell office:value-type="float" office:value="220">
            <text:p>22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8">
            <text:p>1998</text:p>
          </table:table-cell>
          <table:table-cell office:value-type="float" office:value="755">
            <text:p>755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1999">
            <text:p>1999</text:p>
          </table:table-cell>
          <table:table-cell office:value-type="float" office:value="8530">
            <text:p>853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0">
            <text:p>2000</text:p>
          </table:table-cell>
          <table:table-cell office:value-type="float" office:value="2910">
            <text:p>2910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1">
            <text:p>2001</text:p>
          </table:table-cell>
          <table:table-cell office:value-type="float" office:value="2515">
            <text:p>2515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2">
            <text:p>2002</text:p>
          </table:table-cell>
          <table:table-cell office:value-type="float" office:value="2690">
            <text:p>2690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3">
            <text:p>2003</text:p>
          </table:table-cell>
          <table:table-cell office:value-type="float" office:value="1930">
            <text:p>193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4">
            <text:p>2004</text:p>
          </table:table-cell>
          <table:table-cell office:value-type="float" office:value="2355">
            <text:p>2355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5">
            <text:p>2005</text:p>
          </table:table-cell>
          <table:table-cell office:value-type="float" office:value="1825">
            <text:p>1825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6">
            <text:p>2006</text:p>
          </table:table-cell>
          <table:table-cell office:value-type="float" office:value="795">
            <text:p>795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7">
            <text:p>2007</text:p>
          </table:table-cell>
          <table:table-cell office:value-type="float" office:value="1055">
            <text:p>1055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8">
            <text:p>2008</text:p>
          </table:table-cell>
          <table:table-cell office:value-type="float" office:value="1840">
            <text:p>1840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09">
            <text:p>2009</text:p>
          </table:table-cell>
          <table:table-cell office:value-type="float" office:value="1745">
            <text:p>174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0">
            <text:p>2010</text:p>
          </table:table-cell>
          <table:table-cell office:value-type="float" office:value="1680">
            <text:p>1680</text:p>
          </table:table-cell>
          <table:table-cell office:value-type="float" office:value="460">
            <text:p>460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1">
            <text:p>2011</text:p>
          </table:table-cell>
          <table:table-cell office:value-type="float" office:value="1455">
            <text:p>1455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string">
            <text:p>ZRS</text:p>
          </table:table-cell>
          <table:table-cell office:value-type="float" office:value="2012">
            <text:p>2012</text:p>
          </table:table-cell>
          <table:table-cell office:value-type="float" office:value="910">
            <text:p>910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79">
            <text:p>1979</text:p>
          </table:table-cell>
          <table:table-cell office:value-type="float" office:value="690.5">
            <text:p>690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0">
            <text:p>1980</text:p>
          </table:table-cell>
          <table:table-cell office:value-type="float" office:value="576.5">
            <text:p>576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1">
            <text:p>1981</text:p>
          </table:table-cell>
          <table:table-cell office:value-type="float" office:value="556">
            <text:p>55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2">
            <text:p>1982</text:p>
          </table:table-cell>
          <table:table-cell office:value-type="float" office:value="158">
            <text:p>15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3">
            <text:p>1983</text:p>
          </table:table-cell>
          <table:table-cell office:value-type="float" office:value="594.5">
            <text:p>594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4">
            <text:p>1984</text:p>
          </table:table-cell>
          <table:table-cell office:value-type="float" office:value="1068">
            <text:p>106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7">
            <text:p>1987</text:p>
          </table:table-cell>
          <table:table-cell office:value-type="float" office:value="21.5">
            <text:p>2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89">
            <text:p>1989</text:p>
          </table:table-cell>
          <table:table-cell office:value-type="float" office:value="104">
            <text:p>1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0">
            <text:p>1990</text:p>
          </table:table-cell>
          <table:table-cell office:value-type="float" office:value="55.5">
            <text:p>55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1">
            <text:p>1991</text:p>
          </table:table-cell>
          <table:table-cell office:value-type="float" office:value="39">
            <text:p>3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2">
            <text:p>1992</text:p>
          </table:table-cell>
          <table:table-cell office:value-type="float" office:value="88">
            <text:p>8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3">
            <text:p>1993</text:p>
          </table:table-cell>
          <table:table-cell office:value-type="float" office:value="104">
            <text:p>10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5">
            <text:p>1995</text:p>
          </table:table-cell>
          <table:table-cell office:value-type="float" office:value="375">
            <text:p>37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6">
            <text:p>1996</text:p>
          </table:table-cell>
          <table:table-cell office:value-type="float" office:value="398.5">
            <text:p>398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7">
            <text:p>1997</text:p>
          </table:table-cell>
          <table:table-cell office:value-type="float" office:value="416">
            <text:p>41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8">
            <text:p>1998</text:p>
          </table:table-cell>
          <table:table-cell office:value-type="float" office:value="441">
            <text:p>44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1999">
            <text:p>1999</text:p>
          </table:table-cell>
          <table:table-cell office:value-type="float" office:value="769">
            <text:p>76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Suhaya</text:p>
          </table:table-cell>
          <table:table-cell table:style-name="ce1" office:value-type="float" office:value="2000">
            <text:p>2000</text:p>
          </table:table-cell>
          <table:table-cell office:value-type="float" office:value="443">
            <text:p>443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1">
            <text:p>2001</text:p>
          </table:table-cell>
          <table:table-cell office:value-type="float" office:value="117">
            <text:p>117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6">
            <text:p>2006</text:p>
          </table:table-cell>
          <table:table-cell office:value-type="float" office:value="1113.5">
            <text:p>1113,5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8">
            <text:p>2008</text:p>
          </table:table-cell>
          <table:table-cell office:value-type="float" office:value="456.5">
            <text:p>456,5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09">
            <text:p>2009</text:p>
          </table:table-cell>
          <table:table-cell office:value-type="float" office:value="657">
            <text:p>657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Suhaya</text:p>
          </table:table-cell>
          <table:table-cell table:style-name="ce2" office:value-type="float" office:value="2012">
            <text:p>2012</text:p>
          </table:table-cell>
          <table:table-cell office:value-type="float" office:value="180">
            <text:p>180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2">
            <text:p>1982</text:p>
          </table:table-cell>
          <table:table-cell office:value-type="float" office:value="310">
            <text:p>310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3">
            <text:p>1983</text:p>
          </table:table-cell>
          <table:table-cell office:value-type="float" office:value="480">
            <text:p>480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4">
            <text:p>1984</text:p>
          </table:table-cell>
          <table:table-cell office:value-type="float" office:value="511">
            <text:p>51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7">
            <text:p>1987</text:p>
          </table:table-cell>
          <table:table-cell office:value-type="float" office:value="156">
            <text:p>15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89">
            <text:p>1989</text:p>
          </table:table-cell>
          <table:table-cell office:value-type="float" office:value="130.333333333333">
            <text:p>130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0">
            <text:p>1990</text:p>
          </table:table-cell>
          <table:table-cell office:value-type="float" office:value="473">
            <text:p>47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1">
            <text:p>1991</text:p>
          </table:table-cell>
          <table:table-cell office:value-type="float" office:value="537.666666666667">
            <text:p>537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2">
            <text:p>1992</text:p>
          </table:table-cell>
          <table:table-cell office:value-type="float" office:value="678">
            <text:p>67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5">
            <text:p>1995</text:p>
          </table:table-cell>
          <table:table-cell office:value-type="float" office:value="507">
            <text:p>50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6">
            <text:p>1996</text:p>
          </table:table-cell>
          <table:table-cell office:value-type="float" office:value="952.666666666667">
            <text:p>952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7">
            <text:p>1997</text:p>
          </table:table-cell>
          <table:table-cell office:value-type="float" office:value="924.666666666667">
            <text:p>924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8">
            <text:p>1998</text:p>
          </table:table-cell>
          <table:table-cell office:value-type="float" office:value="1075.33333333333">
            <text:p>1075,333333333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1999">
            <text:p>1999</text:p>
          </table:table-cell>
          <table:table-cell office:value-type="float" office:value="1606.66666666667">
            <text:p>1606,666666666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string">
            <text:p>Klyushuha</text:p>
          </table:table-cell>
          <table:table-cell table:style-name="ce1" office:value-type="float" office:value="2000">
            <text:p>2000</text:p>
          </table:table-cell>
          <table:table-cell office:value-type="float" office:value="715.333333333333">
            <text:p>715,3333333333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3">
            <text:p>2003</text:p>
          </table:table-cell>
          <table:table-cell office:value-type="float" office:value="738">
            <text:p>738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6">
            <text:p>2006</text:p>
          </table:table-cell>
          <table:table-cell office:value-type="float" office:value="647.333333333333">
            <text:p>647,3333333333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8">
            <text:p>2008</text:p>
          </table:table-cell>
          <table:table-cell office:value-type="float" office:value="1063">
            <text:p>1063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09">
            <text:p>2009</text:p>
          </table:table-cell>
          <table:table-cell office:value-type="float" office:value="898.333333333333">
            <text:p>898,3333333333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0">
            <text:p>2010</text:p>
          </table:table-cell>
          <table:table-cell office:value-type="float" office:value="734.666666666667">
            <text:p>734,6666666667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1">
            <text:p>2011</text:p>
          </table:table-cell>
          <table:table-cell office:value-type="float" office:value="715.333333333333">
            <text:p>715,3333333333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Klyushuha</text:p>
          </table:table-cell>
          <table:table-cell table:style-name="ce2" office:value-type="float" office:value="2012">
            <text:p>2012</text:p>
          </table:table-cell>
          <table:table-cell office:value-type="float" office:value="392.666666666667">
            <text:p>392,6666666667</text:p>
          </table:table-cell>
          <table:table-cell office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number number: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0" number:min-integer-digits="1" number:grouping="true"/>
      <number:text>р. </number:text>
    </number:number-style>
    <number:number-style style:name="N116P1" style:volatile="true">
      <number:text>-</number:text>
      <number:number number:decimal-places="0" number:min-integer-digits="1" number:grouping="true"/>
      <number:text>р. </number:text>
    </number:number-style>
    <number:number-style style:name="N116P2" style:volatile="true">
      <number:text> -р.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   </number:text>
    </number:number-style>
    <number:number-style style:name="N117P1" style:volatile="true">
      <number:text>-</number:text>
      <number:number number:decimal-places="2" number:min-integer-digits="1" number:grouping="true"/>
      <number:text>    </number:text>
    </number:number-style>
    <number:number-style style:name="N117P2" style:volatile="true">
      <number:text> -</number:text>
      <number:number number:decimal-places="0" number:min-integer-digits="0"/>
      <number:text>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р. </number:text>
    </number:number-style>
    <number:number-style style:name="N118P1" style:volatile="true">
      <number:text>-</number:text>
      <number:number number:decimal-places="2" number:min-integer-digits="1" number:grouping="true"/>
      <number:text>р. </number:text>
    </number:number-style>
    <number:number-style style:name="N118P2" style:volatile="true">
      <number:text> -</number:text>
      <number:number number:decimal-places="0" number:min-integer-digits="0"/>
      <number:text>р.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 </number:text>
      <number:month number:textual="true"/>
    </number:date-style>
    <number:date-style style:name="N124">
      <number:month number:textual="true"/>
      <number:text> </number:text>
      <number:year/>
    </number:date-style>
    <number:number-style style:name="N125">
      <number:number number:decimal-places="1" number:min-integer-digits="1"/>
      <number:text> </number:text>
    </number:number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4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12" number:min-integer-digits="1"/>
    </number:number-style>
    <number:number-style style:name="N137P0" style:volatile="true">
      <number:text> </number:text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4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1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6-16T10:51:03</meta:creation-date>
    <dc:date>2014-06-16T10:59:31</dc:date>
    <dc:creator>Sophia Nazarova</dc:creator>
    <meta:editing-duration>P0D</meta:editing-duration>
    <meta:editing-cycles>1</meta:editing-cycles>
    <meta:document-statistic meta:table-count="1" meta:cell-count="756" meta:object-count="0"/>
    <meta:generator>LibreOffice/3.6$Linux_X86_64 LibreOffice_project/360m1$Build-2</meta:generator>
  </office:meta>
</office:document-meta>
</file>